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Ultrafine_20_Dashed" svg:stroke-color="#ff0000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11/19/14</text:p>
      <text:p text:style-name="Standard">HW 8</text:p>
      <text:p text:style-name="Standard"/>
      <text:p text:style-name="Standard">Honor Code Pledge:____________________________________________</text:p>
      <text:p text:style-name="Standard"/>
      <text:p text:style-name="P1">Question 1</text:p>
      <text:p text:style-name="P1"/>
      <text:p text:style-name="P1">(a)</text:p>
      <text:p text:style-name="P1"/>
      <text:p text:style-name="P2">p<text:span text:style-name="T2"> = number of bags of Frisky Pup</text:span></text:p>
      <text:p text:style-name="P2">h<text:span text:style-name="T2"> = number of bags of Husky Hound</text:span></text:p>
      <text:p text:style-name="P2"><text:span text:style-name="T2">Profit per bag of Frisky Pup = 7-(1+3+1.4) = $1.60</text:span></text:p>
      <text:p text:style-name="P2"><text:span text:style-name="T2">Profit per bag of Husky Hound = 6-(2+2+0.6) = $1.40</text:span></text:p>
      <text:p text:style-name="P2"><text:span text:style-name="T2"/></text:p>
      <text:p text:style-name="P2"><text:span text:style-name="T2">Maxime: 1.6</text:span>p<text:span text:style-name="T2"> + 1.4</text:span>h</text:p>
      <text:p text:style-name="P2"><text:span text:style-name="T2"><text:tab/></text:span><text:span text:style-name="T2"><draw:frame draw:style-name="fr1" draw:name="Object15" text:anchor-type="as-char" svg:y="-0.1484in" svg:width="1.1256in" svg:height="0.1839in" draw:z-index="12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text:tab/><draw:frame draw:style-name="fr1" draw:name="Object16" text:anchor-type="as-char" svg:y="-0.1484in" svg:width="1.2516in" svg:height="0.1839in" draw:z-index="12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tab/><draw:frame draw:style-name="fr1" draw:name="Object17" text:anchor-type="as-char" svg:y="-0.1484in" svg:width="0.8236in" svg:height="0.1839in" draw:z-index="12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text:tab/><draw:frame draw:style-name="fr1" draw:name="Object18" text:anchor-type="as-char" svg:y="-0.1484in" svg:width="0.5752in" svg:height="0.1839in" draw:z-index="12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(b)</text:p>
      <text:p text:style-name="P1"><text:span text:style-name="T1"/></text:p>
      <text:p text:style-name="P1"><text:span text:style-name="T1"/></text:p>
      <text:p text:style-name="P1"/>
      <text:p text:style-name="P1">Question 2</text:p>
      <text:p text:style-name="P3"><text:span text:style-name="T3"/></text:p>
      <text:p text:style-name="Standard"><text:span text:style-name="T3">For this problem, I used the “Simplex Method Tool” the link I used is: </text:span><text:a xlink:type="simple" xlink:href="http://www.zweigmedia.com/RealWorld/simplex.html"><text:span text:style-name="T1">http://www.zweigmedia.com/RealWorld/simplex.html</text:span></text:a></text:p>
      <text:p text:style-name="Standard"><text:span text:style-name="T1"/></text:p>
      <text:p text:style-name="P1">Question 3</text:p>
      <text:p text:style-name="P1"/>
      <text:p text:style-name="P1">(a)</text:p>
      <text:p text:style-name="P4"/>
      <text:p text:style-name="Standard"><text:span text:style-name="T3">With zero flow in the network, an augmenting path from the source to the sink would be from node 1 to 4 to 5 to 8, because after flow is put through the network, you would still be residual flow in this path.</text:span></text:p>
      <text:p text:style-name="Standard"><text:span text:style-name="T3"/></text:p>
      <text:p text:style-name="P1"><text:span text:style-name="T2">(b)</text:span></text:p>
      <text:p text:style-name="P1"><text:span text:style-name="T3"/></text:p>
      <text:p text:style-name="P1"><text:span text:style-name="T3">The maximum flow along this path is 2, because that is the max flow of the edge from node 4 to 5.</text:span></text:p>
      <text:p text:style-name="P1"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(c)</text:span></text:p>
      <text:p text:style-name="P1"><draw:ellipse text:anchor-type="paragraph" draw:z-index="6" draw:style-name="gr1" draw:text-style-name="P5" svg:width="0.4689in" svg:height="0.4795in" svg:x="2.0575in" svg:y="0.0744in"><text:p text:style-name="P5">2</text:p></draw:ellipse><draw:frame text:anchor-type="paragraph" draw:z-index="29" draw:style-name="gr10" svg:width="0.3543in" svg:height="0.313in" svg:x="3.1201in" svg:y="0.1472in"><draw:text-box><text:p>5</text:p></draw:text-box></draw:frame><text:span text:style-name="T3"/></text:p>
      <text:p text:style-name="P1"><draw:frame text:anchor-type="paragraph" draw:z-index="35" draw:style-name="gr15" svg:width="0.3858in" svg:height="0.3543in" svg:x="4.6307in" svg:y="0.5181in"><draw:text-box><text:p>3</text:p></draw:text-box></draw:frame><draw:frame text:anchor-type="paragraph" draw:z-index="34" draw:style-name="gr9" svg:width="0.2398in" svg:height="0.2921in" svg:x="4.2555in" svg:y="0.9453in"><draw:text-box><text:p>2</text:p></draw:text-box></draw:frame><draw:frame text:anchor-type="paragraph" draw:z-index="33" draw:style-name="gr14" svg:width="0.4689in" svg:height="0.2713in" svg:x="4.2555in" svg:y="1.4453in"><draw:text-box><text:p>1</text:p></draw:text-box></draw:frame><draw:frame text:anchor-type="paragraph" draw:z-index="32" draw:style-name="gr13" svg:width="0.5941in" svg:height="0.7189in" svg:x="2.7972in" svg:y="1.4972in"><draw:text-box><text:p>1</text:p></draw:text-box></draw:frame><draw:frame text:anchor-type="paragraph" draw:z-index="31" draw:style-name="gr12" svg:width="0.5106in" svg:height="0.4067in" svg:x="2.3701in" svg:y="0.6638in"><draw:text-box><text:p>1</text:p></draw:text-box></draw:frame><draw:frame text:anchor-type="paragraph" draw:z-index="30" draw:style-name="gr11" svg:width="0.7398in" svg:height="0.5421in" svg:x="3.2972in" svg:y="0.8409in"><draw:text-box><text:p>4</text:p></draw:text-box></draw:frame><draw:frame text:anchor-type="paragraph" draw:z-index="28" draw:style-name="gr9" svg:width="0.6461in" svg:height="0.2921in" svg:x="1.0783in" svg:y="0.2055in"><draw:text-box><text:p>3</text:p></draw:text-box></draw:frame><draw:frame text:anchor-type="paragraph" draw:z-index="27" draw:style-name="gr8" svg:width="0.4067in" svg:height="0.3441in" svg:x="1.2764in" svg:y="0.6118in"><draw:text-box><text:p>2</text:p></draw:text-box></draw:frame><draw:frame text:anchor-type="paragraph" draw:z-index="26" draw:style-name="gr7" svg:width="0.313in" svg:height="0.2504in" svg:x="1.4118in" svg:y="1.4972in"><draw:text-box><text:p>2</text:p></draw:text-box></draw:frame><draw:frame text:anchor-type="paragraph" draw:z-index="25" draw:style-name="gr6" svg:width="0.365in" svg:height="0.4276in" svg:x="4.1929in" svg:y="2.2366in"><draw:text-box><text:p>2</text:p></draw:text-box></draw:frame><draw:frame text:anchor-type="paragraph" draw:z-index="24" draw:style-name="gr5" svg:width="0.3543in" svg:height="0.4378in" svg:x="4.839in" svg:y="2.3827in"><draw:text-box><text:p>3</text:p></draw:text-box></draw:frame><draw:frame text:anchor-type="paragraph" draw:z-index="23" draw:style-name="gr4" svg:width="0.5004in" svg:height="0.3232in" svg:x="2.4535in" svg:y="2.3827in"><draw:text-box><text:p>0</text:p></draw:text-box></draw:frame><draw:frame text:anchor-type="paragraph" draw:z-index="22" draw:style-name="gr3" svg:width="0.3232in" svg:height="0.3024in" svg:x="0.9429in" svg:y="1.1846in"><draw:text-box><text:p>1</text:p></draw:text-box></draw:frame><draw:line text:anchor-type="paragraph" draw:z-index="21" draw:style-name="gr2" draw:text-style-name="P5" svg:x1="4.4429in" svg:y1="0.6016in" svg:x2="5.1201in" svg:y2="1.1327in"><text:p/></draw:line><draw:line text:anchor-type="paragraph" draw:z-index="20" draw:style-name="gr2" draw:text-style-name="P5" svg:x1="4.2035in" svg:y1="1.8201in" svg:x2="5.0472in" svg:y2="1.3929in"><text:p/></draw:line><draw:line text:anchor-type="paragraph" draw:z-index="19" draw:style-name="gr2" draw:text-style-name="P5" svg:x1="4.4429in" svg:y1="3.039in" svg:x2="5.2449in" svg:y2="1.5492in"><text:p/></draw:line><draw:line text:anchor-type="paragraph" draw:z-index="18" draw:style-name="gr2" draw:text-style-name="P5" svg:x1="4.0681in" svg:y1="2.1327in" svg:x2="4.2764in" svg:y2="2.987in"><text:p/></draw:line><draw:line text:anchor-type="paragraph" draw:z-index="17" draw:style-name="gr2" draw:text-style-name="P5" svg:x1="4.2555in" svg:y1="0.7264in" svg:x2="4.0366in" svg:y2="1.6535in"><text:p/></draw:line><draw:line text:anchor-type="paragraph" draw:z-index="16" draw:style-name="gr2" draw:text-style-name="P5" svg:x1="2.5264in" svg:y1="0.1638in" svg:x2="4.0264in" svg:y2="0.4138in"><text:p/></draw:line><draw:line text:anchor-type="paragraph" draw:z-index="15" draw:style-name="gr2" draw:text-style-name="P5" svg:x1="3.8598in" svg:y1="1.7055in" svg:x2="2.5264in" svg:y2="0.2681in"><text:p/></draw:line><draw:line text:anchor-type="paragraph" draw:z-index="14" draw:style-name="gr2" draw:text-style-name="P5" svg:x1="2.6409in" svg:y1="1.3827in" svg:x2="3.7346in" svg:y2="1.8307in"><text:p/></draw:line><draw:line text:anchor-type="paragraph" draw:z-index="13" draw:style-name="gr2" draw:text-style-name="P5" svg:x1="2.3701in" svg:y1="1.0283in" svg:x2="2.3181in" svg:y2="0.2992in"><text:p/></draw:line><draw:line text:anchor-type="paragraph" draw:z-index="12" draw:style-name="gr2" draw:text-style-name="P5" svg:x1="1.339in" svg:y1="1.9346in" svg:x2="2.1724in" svg:y2="1.4035in"><text:p/></draw:line><draw:line text:anchor-type="paragraph" draw:z-index="11" draw:style-name="gr2" draw:text-style-name="P5" svg:x1="1.2661in" svg:y1="2.2161in" svg:x2="4.089in" svg:y2="3.1744in"><text:p/></draw:line><draw:line text:anchor-type="paragraph" draw:z-index="10" draw:style-name="gr2" draw:text-style-name="P5" svg:x1="0.8807in" svg:y1="0.7055in" svg:x2="2.1724in" svg:y2="1.1846in"><text:p/></draw:line><draw:line text:anchor-type="paragraph" draw:z-index="9" draw:style-name="gr2" draw:text-style-name="P5" svg:x1="0.8807in" svg:y1="0.5492in" svg:x2="2.0579in" svg:y2="0.2055in"><text:p/></draw:line><draw:line text:anchor-type="paragraph" draw:z-index="8" draw:style-name="gr2" draw:text-style-name="P5" svg:x1="0.7138in" svg:y1="0.8409in" svg:x2="1.0264in" svg:y2="1.8098in"><text:p/></draw:line><draw:ellipse text:anchor-type="paragraph" draw:z-index="7" draw:style-name="gr1" draw:text-style-name="P5" svg:width="0.4689in" svg:height="0.4795in" svg:x="5.0472in" svg:y="1.0701in"><text:p text:style-name="P5">8 - T</text:p></draw:ellipse><draw:ellipse text:anchor-type="paragraph" draw:z-index="5" draw:style-name="gr1" draw:text-style-name="P5" svg:width="0.4689in" svg:height="0.4795in" svg:x="4.0264in" svg:y="0.2472in"><text:p text:style-name="P5">7</text:p></draw:ellipse><draw:ellipse text:anchor-type="paragraph" draw:z-index="4" draw:style-name="gr1" draw:text-style-name="P5" svg:width="0.4689in" svg:height="0.4795in" svg:x="2.172in" svg:y="1.0283in"><text:p text:style-name="P5">3</text:p></draw:ellipse><draw:ellipse text:anchor-type="paragraph" draw:z-index="3" draw:style-name="gr1" draw:text-style-name="P5" svg:width="0.4689in" svg:height="0.4795in" svg:x="3.7346in" svg:y="1.6535in"><text:p text:style-name="P5">6</text:p></draw:ellipse><draw:ellipse text:anchor-type="paragraph" draw:z-index="2" draw:style-name="gr1" draw:text-style-name="P5" svg:width="0.4689in" svg:height="0.4795in" svg:x="0.8701in" svg:y="1.8098in"><text:p text:style-name="P5">4</text:p></draw:ellipse><draw:ellipse text:anchor-type="paragraph" draw:z-index="1" draw:style-name="gr1" draw:text-style-name="P5" svg:width="0.4689in" svg:height="0.4795in" svg:x="4.089in" svg:y="2.9866in"><text:p text:style-name="P5">5</text:p></draw:ellipse><draw:ellipse text:anchor-type="paragraph" draw:z-index="0" draw:style-name="gr1" draw:text-style-name="P5" svg:width="0.4689in" svg:height="0.4795in" svg:x="0.4118in" svg:y="0.3618in"><text:p text:style-name="P5">1 - S</text:p></draw:ellips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2"/></text:p>
      <text:p text:style-name="P1"><text:span text:style-name="T2"/></text:p>
      <text:p text:style-name="P1"><text:span text:style-name="T2">(d)</text:span></text:p>
      <text:p text:style-name="P1"><text:span text:style-name="T2"/></text:p>
      <text:p text:style-name="P4">Given the original graph:</text:p>
      <text:p text:style-name="P4"><draw:ellipse text:anchor-type="paragraph" draw:z-index="42" draw:style-name="gr1" draw:text-style-name="P5" svg:width="0.4689in" svg:height="0.4795in" svg:x="2.0575in" svg:y="0.0327in"><text:p text:style-name="P5">2</text:p></draw:ellipse></text:p>
      <text:p text:style-name="P4"><draw:frame text:anchor-type="paragraph" draw:z-index="71" draw:style-name="gr15" svg:width="0.3858in" svg:height="0.3543in" svg:x="4.6307in" svg:y="0.5181in"><draw:text-box><text:p>3</text:p></draw:text-box></draw:frame><draw:frame text:anchor-type="paragraph" draw:z-index="70" draw:style-name="gr9" svg:width="0.2398in" svg:height="0.2921in" svg:x="4.2555in" svg:y="0.9453in"><draw:text-box><text:p>2</text:p></draw:text-box></draw:frame><draw:frame text:anchor-type="paragraph" draw:z-index="69" draw:style-name="gr14" svg:width="0.4689in" svg:height="0.2713in" svg:x="4.2555in" svg:y="1.4453in"><draw:text-box><text:p>1</text:p></draw:text-box></draw:frame><draw:frame text:anchor-type="paragraph" draw:z-index="68" draw:style-name="gr13" svg:width="0.5941in" svg:height="0.7189in" svg:x="2.7972in" svg:y="1.4972in"><draw:text-box><text:p>1</text:p></draw:text-box></draw:frame><draw:frame text:anchor-type="paragraph" draw:z-index="67" draw:style-name="gr12" svg:width="0.5106in" svg:height="0.4067in" svg:x="2.3701in" svg:y="0.6638in"><draw:text-box><text:p>1</text:p></draw:text-box></draw:frame><draw:frame text:anchor-type="paragraph" draw:z-index="66" draw:style-name="gr11" svg:width="0.7398in" svg:height="0.5421in" svg:x="3.2972in" svg:y="0.8409in"><draw:text-box><text:p>4</text:p></draw:text-box></draw:frame><draw:frame text:anchor-type="paragraph" draw:z-index="65" draw:style-name="gr10" svg:width="0.3543in" svg:height="0.313in" svg:x="3.1201in" svg:y="0.1472in"><draw:text-box><text:p>5</text:p></draw:text-box></draw:frame><draw:frame text:anchor-type="paragraph" draw:z-index="64" draw:style-name="gr9" svg:width="0.6461in" svg:height="0.2921in" svg:x="1.0783in" svg:y="0.2055in"><draw:text-box><text:p>3</text:p></draw:text-box></draw:frame><draw:frame text:anchor-type="paragraph" draw:z-index="63" draw:style-name="gr8" svg:width="0.4067in" svg:height="0.3441in" svg:x="1.2764in" svg:y="0.6118in"><draw:text-box><text:p>2</text:p></draw:text-box></draw:frame><draw:frame text:anchor-type="paragraph" draw:z-index="62" draw:style-name="gr7" svg:width="0.313in" svg:height="0.2504in" svg:x="1.4118in" svg:y="1.4972in"><draw:text-box><text:p>2</text:p></draw:text-box></draw:frame><draw:frame text:anchor-type="paragraph" draw:z-index="61" draw:style-name="gr6" svg:width="0.365in" svg:height="0.4276in" svg:x="4.1929in" svg:y="2.2366in"><draw:text-box><text:p>2</text:p></draw:text-box></draw:frame><draw:frame text:anchor-type="paragraph" draw:z-index="60" draw:style-name="gr5" svg:width="0.3543in" svg:height="0.4378in" svg:x="4.839in" svg:y="2.3827in"><draw:text-box><text:p>5</text:p></draw:text-box></draw:frame><draw:frame text:anchor-type="paragraph" draw:z-index="59" draw:style-name="gr4" svg:width="0.5004in" svg:height="0.3232in" svg:x="2.4535in" svg:y="2.3827in"><draw:text-box><text:p>2</text:p></draw:text-box></draw:frame><draw:frame text:anchor-type="paragraph" draw:z-index="58" draw:style-name="gr3" svg:width="0.3232in" svg:height="0.3024in" svg:x="0.9429in" svg:y="1.1846in"><draw:text-box><text:p>3</text:p></draw:text-box></draw:frame><draw:line text:anchor-type="paragraph" draw:z-index="57" draw:style-name="gr2" draw:text-style-name="P5" svg:x1="4.4429in" svg:y1="0.6016in" svg:x2="5.1201in" svg:y2="1.1327in"><text:p/></draw:line><draw:line text:anchor-type="paragraph" draw:z-index="56" draw:style-name="gr2" draw:text-style-name="P5" svg:x1="4.2035in" svg:y1="1.8201in" svg:x2="5.0472in" svg:y2="1.3929in"><text:p/></draw:line><draw:line text:anchor-type="paragraph" draw:z-index="55" draw:style-name="gr2" draw:text-style-name="P5" svg:x1="4.4429in" svg:y1="3.039in" svg:x2="5.2449in" svg:y2="1.5492in"><text:p/></draw:line><draw:line text:anchor-type="paragraph" draw:z-index="54" draw:style-name="gr2" draw:text-style-name="P5" svg:x1="4.0681in" svg:y1="2.1327in" svg:x2="4.2764in" svg:y2="2.987in"><text:p/></draw:line><draw:line text:anchor-type="paragraph" draw:z-index="53" draw:style-name="gr2" draw:text-style-name="P5" svg:x1="4.2555in" svg:y1="0.7264in" svg:x2="4.0366in" svg:y2="1.6535in"><text:p/></draw:line><draw:line text:anchor-type="paragraph" draw:z-index="52" draw:style-name="gr2" draw:text-style-name="P5" svg:x1="2.5264in" svg:y1="0.1638in" svg:x2="4.0264in" svg:y2="0.4138in"><text:p/></draw:line><draw:line text:anchor-type="paragraph" draw:z-index="51" draw:style-name="gr2" draw:text-style-name="P5" svg:x1="3.8598in" svg:y1="1.7055in" svg:x2="2.5264in" svg:y2="0.2681in"><text:p/></draw:line><draw:line text:anchor-type="paragraph" draw:z-index="50" draw:style-name="gr2" draw:text-style-name="P5" svg:x1="2.6409in" svg:y1="1.3827in" svg:x2="3.7346in" svg:y2="1.8307in"><text:p/></draw:line><draw:line text:anchor-type="paragraph" draw:z-index="49" draw:style-name="gr2" draw:text-style-name="P5" svg:x1="2.3701in" svg:y1="1.0283in" svg:x2="2.3181in" svg:y2="0.2992in"><text:p/></draw:line><draw:line text:anchor-type="paragraph" draw:z-index="48" draw:style-name="gr2" draw:text-style-name="P5" svg:x1="1.339in" svg:y1="1.9346in" svg:x2="2.1724in" svg:y2="1.4035in"><text:p/></draw:line><draw:line text:anchor-type="paragraph" draw:z-index="47" draw:style-name="gr2" draw:text-style-name="P5" svg:x1="1.2661in" svg:y1="2.2161in" svg:x2="4.089in" svg:y2="3.1744in"><text:p/></draw:line><draw:line text:anchor-type="paragraph" draw:z-index="46" draw:style-name="gr2" draw:text-style-name="P5" svg:x1="0.8807in" svg:y1="0.7055in" svg:x2="2.1724in" svg:y2="1.1846in"><text:p/></draw:line><draw:line text:anchor-type="paragraph" draw:z-index="45" draw:style-name="gr2" draw:text-style-name="P5" svg:x1="0.8807in" svg:y1="0.5492in" svg:x2="2.0579in" svg:y2="0.2055in"><text:p/></draw:line><draw:line text:anchor-type="paragraph" draw:z-index="44" draw:style-name="gr2" draw:text-style-name="P5" svg:x1="0.7138in" svg:y1="0.8409in" svg:x2="1.0264in" svg:y2="1.8098in"><text:p/></draw:line><draw:ellipse text:anchor-type="paragraph" draw:z-index="43" draw:style-name="gr1" draw:text-style-name="P5" svg:width="0.4689in" svg:height="0.4795in" svg:x="5.0472in" svg:y="1.0701in"><text:p text:style-name="P5">8 - T</text:p></draw:ellipse><draw:ellipse text:anchor-type="paragraph" draw:z-index="41" draw:style-name="gr1" draw:text-style-name="P5" svg:width="0.4689in" svg:height="0.4795in" svg:x="4.0264in" svg:y="0.2472in"><text:p text:style-name="P5">7</text:p></draw:ellipse><draw:ellipse text:anchor-type="paragraph" draw:z-index="40" draw:style-name="gr1" draw:text-style-name="P5" svg:width="0.4689in" svg:height="0.4795in" svg:x="2.172in" svg:y="1.0283in"><text:p text:style-name="P5">3</text:p></draw:ellipse><draw:ellipse text:anchor-type="paragraph" draw:z-index="39" draw:style-name="gr1" draw:text-style-name="P5" svg:width="0.4689in" svg:height="0.4795in" svg:x="3.7346in" svg:y="1.6535in"><text:p text:style-name="P5">6</text:p></draw:ellipse><draw:ellipse text:anchor-type="paragraph" draw:z-index="38" draw:style-name="gr1" draw:text-style-name="P5" svg:width="0.4689in" svg:height="0.4795in" svg:x="0.8701in" svg:y="1.8098in"><text:p text:style-name="P5">4</text:p></draw:ellipse><draw:ellipse text:anchor-type="paragraph" draw:z-index="37" draw:style-name="gr1" draw:text-style-name="P5" svg:width="0.4689in" svg:height="0.4795in" svg:x="4.089in" svg:y="2.9866in"><text:p text:style-name="P5">5</text:p></draw:ellipse><draw:ellipse text:anchor-type="paragraph" draw:z-index="36" draw:style-name="gr1" draw:text-style-name="P5" svg:width="0.4689in" svg:height="0.4795in" svg:x="0.4118in" svg:y="0.3618in"><text:p text:style-name="P5">1 - S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lacing a cut along the red dotted line below:</text:p>
      <text:p text:style-name="P4"><draw:path text:anchor-type="paragraph" draw:z-index="108" draw:style-name="gr16" draw:text-style-name="P5" svg:width="3.1213in" svg:height="2.7276in" draw:transform="rotate (-0.507018147704353) translate (0.762538772972539in 0.137427829036773in)" svg:viewBox="0 0 7929 6929" svg:d="m0 37c346-104 665 34 989 146 352 122 664 94 992 206 304 103 635 39 951 77 330 40 636-51 969-54 305-3 604-136 920-87 285 44 560-79 858-144 346-75 766-18 1051 203 207 160 265 458 386 694 121 235 203 489 339 719 154 262 24 570 167 846 126 243 292 459 306 768 16 355-218 615-268 936-48 311-265 561-539 663-270 100-355 437-591 570-334 188-368 529-584 748-201 204-376 457-663 550l-92 51"><text:p/></draw:path></text:p>
      <text:p text:style-name="P4"><draw:frame text:anchor-type="paragraph" draw:z-index="107" draw:style-name="gr15" svg:width="0.3858in" svg:height="0.3543in" svg:x="4.6201in" svg:y="0.7264in"><draw:text-box><text:p>3</text:p></draw:text-box></draw:frame><draw:frame text:anchor-type="paragraph" draw:z-index="106" draw:style-name="gr9" svg:width="0.2398in" svg:height="0.2921in" svg:x="4.2453in" svg:y="1.1535in"><draw:text-box><text:p>2</text:p></draw:text-box></draw:frame><draw:frame text:anchor-type="paragraph" draw:z-index="105" draw:style-name="gr14" svg:width="0.4689in" svg:height="0.2713in" svg:x="4.2453in" svg:y="1.6535in"><draw:text-box><text:p>1</text:p></draw:text-box></draw:frame><draw:frame text:anchor-type="paragraph" draw:z-index="104" draw:style-name="gr13" svg:width="0.5941in" svg:height="0.7189in" svg:x="2.7866in" svg:y="1.7055in"><draw:text-box><text:p>1</text:p></draw:text-box></draw:frame><draw:frame text:anchor-type="paragraph" draw:z-index="103" draw:style-name="gr12" svg:width="0.5106in" svg:height="0.4067in" svg:x="2.3598in" svg:y="0.872in"><draw:text-box><text:p>1</text:p></draw:text-box></draw:frame><draw:frame text:anchor-type="paragraph" draw:z-index="102" draw:style-name="gr11" svg:width="0.7398in" svg:height="0.5421in" svg:x="3.2866in" svg:y="1.0492in"><draw:text-box><text:p>4</text:p></draw:text-box></draw:frame><draw:frame text:anchor-type="paragraph" draw:z-index="101" draw:style-name="gr10" svg:width="0.3543in" svg:height="0.313in" svg:x="3.1098in" svg:y="0.3555in"><draw:text-box><text:p>5</text:p></draw:text-box></draw:frame><draw:frame text:anchor-type="paragraph" draw:z-index="100" draw:style-name="gr9" svg:width="0.6461in" svg:height="0.2921in" svg:x="1.0681in" svg:y="0.4138in"><draw:text-box><text:p>3</text:p></draw:text-box></draw:frame><draw:frame text:anchor-type="paragraph" draw:z-index="99" draw:style-name="gr8" svg:width="0.4067in" svg:height="0.3441in" svg:x="1.2661in" svg:y="0.8201in"><draw:text-box><text:p>2</text:p></draw:text-box></draw:frame><draw:frame text:anchor-type="paragraph" draw:z-index="98" draw:style-name="gr7" svg:width="0.313in" svg:height="0.2504in" svg:x="1.4016in" svg:y="1.7055in"><draw:text-box><text:p>2</text:p></draw:text-box></draw:frame><draw:frame text:anchor-type="paragraph" draw:z-index="97" draw:style-name="gr6" svg:width="0.365in" svg:height="0.4276in" svg:x="4.1827in" svg:y="2.4453in"><draw:text-box><text:p>2</text:p></draw:text-box></draw:frame><draw:frame text:anchor-type="paragraph" draw:z-index="96" draw:style-name="gr5" svg:width="0.3543in" svg:height="0.4378in" svg:x="4.8283in" svg:y="2.5909in"><draw:text-box><text:p>5</text:p></draw:text-box></draw:frame><draw:frame text:anchor-type="paragraph" draw:z-index="95" draw:style-name="gr4" svg:width="0.5004in" svg:height="0.3232in" svg:x="2.4429in" svg:y="2.5909in"><draw:text-box><text:p>2</text:p></draw:text-box></draw:frame><draw:frame text:anchor-type="paragraph" draw:z-index="94" draw:style-name="gr3" svg:width="0.3232in" svg:height="0.3024in" svg:x="0.9327in" svg:y="1.3929in"><draw:text-box><text:p>3</text:p></draw:text-box></draw:frame><draw:line text:anchor-type="paragraph" draw:z-index="93" draw:style-name="gr2" draw:text-style-name="P5" svg:x1="4.4327in" svg:y1="0.8098in" svg:x2="5.1098in" svg:y2="1.3409in"><text:p/></draw:line><draw:line text:anchor-type="paragraph" draw:z-index="92" draw:style-name="gr2" draw:text-style-name="P5" svg:x1="4.1929in" svg:y1="2.0287in" svg:x2="5.0366in" svg:y2="1.6016in"><text:p/></draw:line><draw:line text:anchor-type="paragraph" draw:z-index="91" draw:style-name="gr2" draw:text-style-name="P5" svg:x1="4.4327in" svg:y1="3.2472in" svg:x2="5.2346in" svg:y2="1.7575in"><text:p/></draw:line><draw:line text:anchor-type="paragraph" draw:z-index="90" draw:style-name="gr2" draw:text-style-name="P5" svg:x1="4.0575in" svg:y1="2.3409in" svg:x2="4.2657in" svg:y2="3.1953in"><text:p/></draw:line><draw:line text:anchor-type="paragraph" draw:z-index="89" draw:style-name="gr2" draw:text-style-name="P5" svg:x1="4.2453in" svg:y1="0.9346in" svg:x2="4.0264in" svg:y2="1.8618in"><text:p/></draw:line><draw:line text:anchor-type="paragraph" draw:z-index="88" draw:style-name="gr2" draw:text-style-name="P5" svg:x1="2.5161in" svg:y1="0.372in" svg:x2="4.0161in" svg:y2="0.622in"><text:p/></draw:line><draw:line text:anchor-type="paragraph" draw:z-index="87" draw:style-name="gr2" draw:text-style-name="P5" svg:x1="3.8496in" svg:y1="1.9138in" svg:x2="2.5161in" svg:y2="0.4764in"><text:p/></draw:line><draw:line text:anchor-type="paragraph" draw:z-index="86" draw:style-name="gr2" draw:text-style-name="P5" svg:x1="2.6307in" svg:y1="1.5909in" svg:x2="3.7244in" svg:y2="2.039in"><text:p/></draw:line><draw:line text:anchor-type="paragraph" draw:z-index="85" draw:style-name="gr2" draw:text-style-name="P5" svg:x1="2.3594in" svg:y1="1.2366in" svg:x2="2.3075in" svg:y2="0.5075in"><text:p/></draw:line><draw:line text:anchor-type="paragraph" draw:z-index="84" draw:style-name="gr2" draw:text-style-name="P5" svg:x1="1.3283in" svg:y1="2.1429in" svg:x2="2.1618in" svg:y2="1.6118in"><text:p/></draw:line><draw:line text:anchor-type="paragraph" draw:z-index="83" draw:style-name="gr2" draw:text-style-name="P5" svg:x1="1.2555in" svg:y1="2.4244in" svg:x2="4.0783in" svg:y2="3.3827in"><text:p/></draw:line><draw:line text:anchor-type="paragraph" draw:z-index="82" draw:style-name="gr2" draw:text-style-name="P5" svg:x1="0.8701in" svg:y1="0.9138in" svg:x2="2.1618in" svg:y2="1.3929in"><text:p/></draw:line><draw:line text:anchor-type="paragraph" draw:z-index="81" draw:style-name="gr2" draw:text-style-name="P5" svg:x1="0.8701in" svg:y1="0.7575in" svg:x2="2.0472in" svg:y2="0.4138in"><text:p/></draw:line><draw:line text:anchor-type="paragraph" draw:z-index="80" draw:style-name="gr2" draw:text-style-name="P5" svg:x1="0.7035in" svg:y1="1.0492in" svg:x2="1.0161in" svg:y2="2.0181in"><text:p/></draw:line><draw:ellipse text:anchor-type="paragraph" draw:z-index="79" draw:style-name="gr1" draw:text-style-name="P5" svg:width="0.4689in" svg:height="0.4795in" svg:x="5.0366in" svg:y="1.2783in"><text:p text:style-name="P5">8 - T</text:p></draw:ellipse><draw:ellipse text:anchor-type="paragraph" draw:z-index="78" draw:style-name="gr1" draw:text-style-name="P5" svg:width="0.4689in" svg:height="0.4795in" svg:x="2.0472in" svg:y="0.0535in"><text:p text:style-name="P5">2</text:p></draw:ellipse><draw:ellipse text:anchor-type="paragraph" draw:z-index="77" draw:style-name="gr1" draw:text-style-name="P5" svg:width="0.4689in" svg:height="0.4795in" svg:x="4.0161in" svg:y="0.4555in"><text:p text:style-name="P5">7</text:p></draw:ellipse><draw:ellipse text:anchor-type="paragraph" draw:z-index="76" draw:style-name="gr1" draw:text-style-name="P5" svg:width="0.4689in" svg:height="0.4795in" svg:x="2.1618in" svg:y="1.2366in"><text:p text:style-name="P5">3</text:p></draw:ellipse><draw:ellipse text:anchor-type="paragraph" draw:z-index="75" draw:style-name="gr1" draw:text-style-name="P5" svg:width="0.4689in" svg:height="0.4795in" svg:x="3.7244in" svg:y="1.8618in"><text:p text:style-name="P5">6</text:p></draw:ellipse><draw:ellipse text:anchor-type="paragraph" draw:z-index="74" draw:style-name="gr1" draw:text-style-name="P5" svg:width="0.4689in" svg:height="0.4795in" svg:x="0.8598in" svg:y="2.0181in"><text:p text:style-name="P5">4</text:p></draw:ellipse><draw:ellipse text:anchor-type="paragraph" draw:z-index="73" draw:style-name="gr1" draw:text-style-name="P5" svg:width="0.4689in" svg:height="0.4795in" svg:x="4.0783in" svg:y="3.1953in"><text:p text:style-name="P5">5</text:p></draw:ellipse><draw:ellipse text:anchor-type="paragraph" draw:z-index="72" draw:style-name="gr1" draw:text-style-name="P5" svg:width="0.4689in" svg:height="0.4795in" svg:x="0.4016in" svg:y="0.5701in"><text:p text:style-name="P5">1 - S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109" draw:style-name="gr17" draw:text-style-name="P5" svg:x1="1.172in" svg:y1="0.0457in" svg:x2="1.2346in" svg:y2="0.0457in"><text:p/></draw:line>p = {1, 3, 4} and p = {2, 5, 6, 7, 8}</text:p>
      <text:p text:style-name="P4"/>
      <text:p text:style-name="P4">The maximum flow that can come out of p is 7.</text:p>
      <text:p text:style-name="P4"/>
      <text:p text:style-name="P4"/>
      <text:p text:style-name="P4"/>
      <text:p text:style-name="P1">Question 4</text:p>
      <text:p text:style-name="P1"/>
      <text:p text:style-name="P1">(a)</text:p>
      <text:p text:style-name="P1"><text:span text:style-name="T1"/></text:p>
      <text:p text:style-name="P1"><text:span text:style-name="T1"><draw:frame draw:style-name="fr1" draw:name="Object1" text:anchor-type="as-char" svg:y="-0.1484in" svg:width="1.0571in" svg:height="0.2091in" draw:z-index="11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/text:span><text:span text:style-name="T1"><draw:frame draw:style-name="fr1" draw:name="Object9" text:anchor-type="as-char" svg:y="-0.1484in" svg:width="0.6319in" svg:height="0.2091in" draw:z-index="11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text:span text:style-name="T1"><draw:frame draw:style-name="fr1" draw:name="Object2" text:anchor-type="as-char" svg:y="-0.1484in" svg:width="0.7236in" svg:height="0.2091in" draw:z-index="110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text:tab/><text:tab/></text:span><text:span text:style-name="T1"><draw:frame draw:style-name="fr1" draw:name="Object10" text:anchor-type="as-char" svg:y="-0.152in" svg:width="1.0161in" svg:height="0.2126in" draw:z-index="11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=&gt; </text:span><text:span text:style-name="T1"><draw:frame draw:style-name="fr1" draw:name="Object11" text:anchor-type="as-char" svg:y="-0.1484in" svg:width="1.298in" svg:height="0.2091in" draw:z-index="12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1"><draw:frame draw:style-name="fr1" draw:name="Object3" text:anchor-type="as-char" svg:y="-0.1484in" svg:width="0.7811in" svg:height="0.2091in" draw:z-index="11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/text:span><text:span text:style-name="T1"><draw:frame draw:style-name="fr1" draw:name="Object12" text:anchor-type="as-char" svg:y="-0.152in" svg:width="1.0992in" svg:height="0.2126in" draw:z-index="12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=&gt; </text:span><text:span text:style-name="T1"><draw:frame draw:style-name="fr1" draw:name="Object13" text:anchor-type="as-char" svg:y="-0.1484in" svg:width="1.4764in" svg:height="0.2091in" draw:z-index="12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1"><draw:frame draw:style-name="fr1" draw:name="Object4" text:anchor-type="as-char" svg:y="-0.1484in" svg:width="0.6299in" svg:height="0.2091in" draw:z-index="11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text:tab/><text:tab/></text:span><text:span text:style-name="T1"><draw:frame draw:style-name="fr1" draw:name="Object14" text:anchor-type="as-char" svg:y="-0.152in" svg:width="2.4445in" svg:height="0.2126in" draw:z-index="12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"><text:span text:style-name="T1"><draw:frame draw:style-name="fr1" draw:name="Object5" text:anchor-type="as-char" svg:y="-0.1484in" svg:width="0.8689in" svg:height="0.2091in" draw:z-index="11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1"><draw:frame draw:style-name="fr1" draw:name="Object6" text:anchor-type="as-char" svg:y="-0.1484in" svg:width="0.798in" svg:height="0.2091in" draw:z-index="1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1"><draw:frame draw:style-name="fr1" draw:name="Object7" text:anchor-type="as-char" svg:y="-0.1484in" svg:width="1.0063in" svg:height="0.2091in" draw:z-index="11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1"><draw:frame draw:style-name="fr1" draw:name="Object8" text:anchor-type="as-char" svg:y="-0.1484in" svg:width="0.6319in" svg:height="0.2091in" draw:z-index="11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(b)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1-18T14:29:34</meta:creation-date>
    <dc:date>2014-11-18T20:31:29</dc:date>
    <dc:creator>user </dc:creator>
    <meta:editing-duration>PT29M6S</meta:editing-duration>
    <meta:editing-cycles>2</meta:editing-cycles>
    <meta:generator>LibreOffice/3.5$Linux_X86_64 LibreOffice_project/350m1$Build-2</meta:generator>
    <meta:document-statistic meta:table-count="0" meta:image-count="0" meta:object-count="18" meta:page-count="3" meta:paragraph-count="41" meta:word-count="184" meta:character-count="962" meta:non-whitespace-character-count="774"/>
  </office:meta>
</office:document-meta>
</file>

<file path=Object 1/content.xml><?xml version="1.0" encoding="utf-8"?>
<math xmlns="http://www.w3.org/1998/Math/MathML">
  <semantics>
    <mrow>
      <mi mathvariant="italic">Max</mi>
      <mi mathvariant="normal">:</mi>
      <mrow>
        <msub>
          <mn>5x</mn>
          <mn>1</mn>
        </msub>
        <mo stretchy="false">−</mo>
        <msub>
          <mn>3x</mn>
          <mn>2</mn>
        </msub>
      </mrow>
    </mrow>
    <annotation encoding="StarMath 5.0">Max: 5x_1-3x_2</annotation>
  </semantics>
</math>
</file>

<file path=Object 10/content.xml><?xml version="1.0" encoding="utf-8"?>
<math xmlns="http://www.w3.org/1998/Math/MathML">
  <semantics>
    <mrow>
      <msub>
        <mi>y</mi>
        <mn>1</mn>
      </msub>
      <mrow>
        <mo stretchy="false">(</mo>
        <mrow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≤</mo>
            <mn>1</mn>
          </mrow>
        </mrow>
        <mo stretchy="false">)</mo>
      </mrow>
    </mrow>
    <annotation encoding="StarMath 5.0">y_1(x_1-x_2&lt;=1)</annotation>
  </semantics>
</math>
</file>

<file path=Object 11/content.xml><?xml version="1.0" encoding="utf-8"?>
<math xmlns="http://www.w3.org/1998/Math/MathML">
  <semantics>
    <mrow>
      <mrow>
        <mrow>
          <mrow>
            <msub>
              <mi>y</mi>
              <mn>1</mn>
            </msub>
            <mo stretchy="false">∗</mo>
            <msub>
              <mi>x</mi>
              <mn>1</mn>
            </msub>
          </mrow>
          <mo stretchy="false">−</mo>
          <mrow>
            <msub>
              <mi>y</mi>
              <mn>1</mn>
            </msub>
            <mo stretchy="false">∗</mo>
            <msub>
              <mi>x</mi>
              <mn>2</mn>
            </msub>
          </mrow>
        </mrow>
        <mo stretchy="false">&lt;</mo>
        <msub>
          <mi>y</mi>
          <mn>1</mn>
        </msub>
      </mrow>
    </mrow>
    <annotation encoding="StarMath 5.0">y_1*x_1 - y_1*x_2 &lt; y_1</annotation>
  </semantics>
</math>
</file>

<file path=Object 12/content.xml><?xml version="1.0" encoding="utf-8"?>
<math xmlns="http://www.w3.org/1998/Math/MathML">
  <semantics>
    <mrow>
      <msub>
        <mi>y</mi>
        <mn>2</mn>
      </msub>
      <mrow>
        <mo stretchy="false">(</mo>
        <mrow>
          <mrow>
            <mrow>
              <msub>
                <mn>2x</mn>
                <mn>1</mn>
              </msub>
              <mo stretchy="false">−</mo>
              <msub>
                <mi>x</mi>
                <mn>2</mn>
              </msub>
            </mrow>
            <mo stretchy="false">≤</mo>
            <mn>2</mn>
          </mrow>
        </mrow>
        <mo stretchy="false">)</mo>
      </mrow>
    </mrow>
    <annotation encoding="StarMath 5.0">y_2(2x_1-x_2&lt;=2)</annotation>
  </semantics>
</math>
</file>

<file path=Object 13/content.xml><?xml version="1.0" encoding="utf-8"?>
<math xmlns="http://www.w3.org/1998/Math/MathML">
  <semantics>
    <mrow>
      <mrow>
        <mrow>
          <mrow>
            <msub>
              <mi>y</mi>
              <mn>2</mn>
            </msub>
            <mo stretchy="false">∗</mo>
            <msub>
              <mn>2x</mn>
              <mn>1</mn>
            </msub>
          </mrow>
          <mo stretchy="false">−</mo>
          <mrow>
            <msub>
              <mi>y</mi>
              <mn>2</mn>
            </msub>
            <mo stretchy="false">∗</mo>
            <msub>
              <mi>x</mi>
              <mn>2</mn>
            </msub>
          </mrow>
        </mrow>
        <mo stretchy="false">≤</mo>
        <msub>
          <mn>2y</mn>
          <mn>2</mn>
        </msub>
      </mrow>
    </mrow>
    <annotation encoding="StarMath 5.0">y_2 * 2x_1 -y_2*x_2&lt;=2y_2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sub>
              <mi>y</mi>
              <mn>1</mn>
            </msub>
            <mo stretchy="false">+</mo>
            <msub>
              <mn>2y</mn>
              <mn>2</mn>
            </msub>
          </mrow>
        </mrow>
        <mo stretchy="false">)</mo>
      </mrow>
      <mrow>
        <msub>
          <mi>x</mi>
          <mn>1</mn>
        </msub>
        <mo stretchy="false">+</mo>
        <mrow>
          <mo stretchy="false">(</mo>
          <mrow>
            <mrow>
              <mrow>
                <mo stretchy="false">−</mo>
                <msub>
                  <mi>y</mi>
                  <mn>1</mn>
                </msub>
              </mrow>
              <mo stretchy="false">−</mo>
              <msub>
                <mi>y</mi>
                <mn>2</mn>
              </msub>
            </mrow>
          </mrow>
          <mo stretchy="false">)</mo>
        </mrow>
      </mrow>
      <mrow>
        <msub>
          <mi>x</mi>
          <mn>2</mn>
        </msub>
        <mo stretchy="false">≤</mo>
        <mrow>
          <msub>
            <mi>y</mi>
            <mn>1</mn>
          </msub>
          <mo stretchy="false">+</mo>
          <msub>
            <mn>2y</mn>
            <mn>2</mn>
          </msub>
        </mrow>
      </mrow>
    </mrow>
    <annotation encoding="StarMath 5.0">(y_1+2y_2)x_1 + (-y_1-y_2)x_2 &lt;= y_1+2y_2</annotation>
  </semantics>
</math>
</file>

<file path=Object 15/content.xml><?xml version="1.0" encoding="utf-8"?>
<math xmlns="http://www.w3.org/1998/Math/MathML">
  <semantics>
    <mrow>
      <mrow>
        <mi>p</mi>
        <mo stretchy="false">+</mo>
        <mn>2</mn>
      </mrow>
      <mrow>
        <mi>h</mi>
        <mo stretchy="false">≤</mo>
        <mn>240000</mn>
      </mrow>
    </mrow>
    <annotation encoding="StarMath 5.0">p+2 h&lt;=240000</annotation>
  </semantics>
</math>
</file>

<file path=Object 16/content.xml><?xml version="1.0" encoding="utf-8"?>
<math xmlns="http://www.w3.org/1998/Math/MathML">
  <semantics>
    <mrow>
      <mn>1.5</mn>
      <mrow>
        <mrow>
          <mi>p</mi>
          <mo stretchy="false">+</mo>
          <mi>h</mi>
        </mrow>
        <mo stretchy="false">≤</mo>
        <mn>180000</mn>
      </mrow>
    </mrow>
    <annotation encoding="StarMath 5.0">1.5 p + h &lt;=180000</annotation>
  </semantics>
</math>
</file>

<file path=Object 17/content.xml><?xml version="1.0" encoding="utf-8"?>
<math xmlns="http://www.w3.org/1998/Math/MathML">
  <semantics>
    <mrow>
      <mrow>
        <mi>p</mi>
        <mo stretchy="false">≤</mo>
        <mn>110000</mn>
      </mrow>
    </mrow>
    <annotation encoding="StarMath 5.0">p&lt;=110000</annotation>
  </semantics>
</math>
</file>

<file path=Object 18/content.xml><?xml version="1.0" encoding="utf-8"?>
<math xmlns="http://www.w3.org/1998/Math/MathML">
  <semantics>
    <mrow>
      <mi>p</mi>
      <mi>,</mi>
      <mrow>
        <mi>h</mi>
        <mo stretchy="false">≥</mo>
        <mn>0</mn>
      </mrow>
    </mrow>
    <annotation encoding="StarMath 5.0">p, h &gt;= 0</annotation>
  </semantics>
</math>
</file>

<file path=Object 2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2</mn>
          </msub>
        </mrow>
        <mo stretchy="false">≤</mo>
        <mn>1</mn>
      </mrow>
    </mrow>
    <annotation encoding="StarMath 5.0">x_1-x_2&lt;=1</annotation>
  </semantics>
</math>
</file>

<file path=Object 3/content.xml><?xml version="1.0" encoding="utf-8"?>
<math xmlns="http://www.w3.org/1998/Math/MathML">
  <semantics>
    <mrow>
      <mrow>
        <mrow>
          <msub>
            <mn>2x</mn>
            <mn>1</mn>
          </msub>
          <mo stretchy="false">+</mo>
          <msub>
            <mi>x</mi>
            <mn>2</mn>
          </msub>
        </mrow>
        <mo stretchy="false">≤</mo>
        <mn>2</mn>
      </mrow>
    </mrow>
    <annotation encoding="StarMath 5.0">2x_1+x_2&lt;=2</annotation>
  </semantics>
</math>
</file>

<file path=Object 4/content.xml><?xml version="1.0" encoding="utf-8"?>
<math xmlns="http://www.w3.org/1998/Math/MathML">
  <semantics>
    <mrow>
      <msub>
        <mi>x</mi>
        <mn>1,</mn>
      </msub>
      <mrow>
        <msub>
          <mi>x</mi>
          <mn>2</mn>
        </msub>
        <mo stretchy="false">≥</mo>
        <mn>0</mn>
      </mrow>
    </mrow>
    <annotation encoding="StarMath 5.0">x_1, x_2 &gt;=0</annotation>
  </semantics>
</math>
</file>

<file path=Object 5/content.xml><?xml version="1.0" encoding="utf-8"?>
<math xmlns="http://www.w3.org/1998/Math/MathML">
  <semantics>
    <mrow>
      <mi mathvariant="italic">max</mi>
      <mi mathvariant="normal">:</mi>
      <mrow>
        <msub>
          <mi>y</mi>
          <mn>1</mn>
        </msub>
        <mo stretchy="false">+</mo>
        <msub>
          <mi>y</mi>
          <mn>2</mn>
        </msub>
      </mrow>
    </mrow>
    <annotation encoding="StarMath 5.0">max: y_1+y_2</annotation>
  </semantics>
</math>
</file>

<file path=Object 6/content.xml><?xml version="1.0" encoding="utf-8"?>
<math xmlns="http://www.w3.org/1998/Math/MathML">
  <semantics>
    <mrow>
      <mrow>
        <mrow>
          <msub>
            <mi>y</mi>
            <mn>1</mn>
          </msub>
          <mo stretchy="false">+</mo>
          <msub>
            <mn>2y</mn>
            <mn>2</mn>
          </msub>
        </mrow>
        <mo stretchy="false">≤</mo>
        <mn>5</mn>
      </mrow>
    </mrow>
    <annotation encoding="StarMath 5.0">y_1+2y_2&lt;=5</annotation>
  </semantics>
</math>
</file>

<file path=Object 7/content.xml><?xml version="1.0" encoding="utf-8"?>
<math xmlns="http://www.w3.org/1998/Math/MathML">
  <semantics>
    <mrow>
      <mrow>
        <mrow>
          <mrow>
            <mo stretchy="false">−</mo>
            <msub>
              <mi>y</mi>
              <mn>1</mn>
            </msub>
          </mrow>
          <mo stretchy="false">−</mo>
          <msub>
            <mi>y</mi>
            <mn>2</mn>
          </msub>
        </mrow>
        <mo stretchy="false">≤</mo>
        <mrow>
          <mo stretchy="false">−</mo>
          <mn>3</mn>
        </mrow>
      </mrow>
    </mrow>
    <annotation encoding="StarMath 5.0">-y_1-y_2&lt;=-3
</annotation>
  </semantics>
</math>
</file>

<file path=Object 8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

<file path=Object 9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